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Web" svg:font-family="AmiriWeb, Arial, serif"/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margin-top="0.265cm" fo:margin-bottom="0.265cm" loext:contextual-spacing="false" fo:text-align="end" style:justify-single-word="false" fo:orphans="2" fo:widows="2"/>
      <style:text-properties fo:font-variant="normal" fo:text-transform="none" fo:color="#333333" fo:font-size="14pt" fo:letter-spacing="normal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2">
      <style:paragraph-properties fo:margin-top="0.265cm" fo:margin-bottom="0.265cm" loext:contextual-spacing="false" fo:text-align="end" style:justify-single-word="false" fo:orphans="2" fo:widows="2"/>
      <style:text-properties fo:font-variant="normal" fo:text-transform="none" fo:color="#333333" fo:font-size="14pt" fo:letter-spacing="normal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2">
      <style:paragraph-properties fo:margin-top="0.265cm" fo:margin-bottom="0.265cm" loext:contextual-spacing="false" fo:text-align="end" style:justify-single-word="false" fo:orphans="2" fo:widows="2"/>
      <style:text-properties fo:font-variant="normal" fo:text-transform="none" fo:color="#0e774a" fo:font-size="14pt" fo:letter-spacing="normal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left="0cm" fo:margin-right="0cm" fo:margin-top="0.265cm" fo:margin-bottom="0.265cm" loext:contextual-spacing="false" fo:text-align="end" style:justify-single-word="false" fo:orphans="2" fo:widows="2" fo:text-indent="0cm" style:auto-text-indent="false"/>
      <style:text-properties fo:font-variant="normal" fo:text-transform="none" fo:color="#333333" fo:font-size="14pt" fo:letter-spacing="normal" fo:font-weight="bold" style:font-size-asian="14pt" style:font-weight-asian="bold" style:font-size-complex="14pt" style:font-weight-complex="bold"/>
    </style:style>
    <style:style style:name="P7" style:family="paragraph" style:parent-style-name="Text_20_body" style:list-style-name="L2">
      <style:paragraph-properties fo:margin-left="0cm" fo:margin-right="0cm" fo:margin-top="0.265cm" fo:margin-bottom="0.265cm" loext:contextual-spacing="false" fo:text-align="end" style:justify-single-word="false" fo:orphans="2" fo:widows="2" fo:text-indent="0cm" style:auto-text-indent="false"/>
      <style:text-properties fo:font-variant="normal" fo:text-transform="none" fo:color="#333333" fo:font-size="14pt" fo:letter-spacing="normal" fo:font-weight="bold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text-align="end" style:justify-single-word="false"/>
      <style:text-properties fo:font-variant="normal" fo:text-transform="none" fo:color="#000000" fo:font-size="14pt" fo:letter-spacing="normal" fo:font-weight="bold" fo:background-color="transparent" style:font-size-asian="14pt" style:font-weight-asian="bold" style:font-size-complex="14pt" style:font-weight-complex="bold" loext:padding="0.049cm" loext:border="0.06pt solid #d6d3d6"/>
    </style:style>
    <style:style style:name="P9" style:family="paragraph" style:parent-style-name="Heading_20_2">
      <style:paragraph-properties fo:text-align="end" style:justify-single-word="false"/>
      <style:text-properties fo:font-variant="normal" fo:text-transform="none" fo:color="#000000" fo:font-size="14pt" fo:letter-spacing="normal" fo:font-weight="bold" fo:background-color="transparent" style:font-size-asian="14pt" style:font-weight-asian="bold" style:font-size-complex="14pt" style:font-weight-complex="bold" loext:padding="0.049cm" loext:border="0.06pt solid #d6d3d6"/>
    </style:style>
    <style:style style:name="T1" style:family="text">
      <style:text-properties style:font-name="Tahoma" fo:font-style="normal"/>
    </style:style>
    <style:style style:name="T2" style:family="text">
      <style:text-properties style:font-name="Tahoma" fo:font-style="normal" fo:font-weight="normal"/>
    </style:style>
    <style:style style:name="T3" style:family="text">
      <style:text-properties style:font-name="Tahoma" fo:font-size="12pt" fo:font-style="normal"/>
    </style:style>
    <style:style style:name="T4" style:family="text">
      <style:text-properties style:font-name="Tahoma" fo:font-size="12pt" fo:font-style="normal" fo:font-weight="normal"/>
    </style:style>
    <style:style style:name="T5" style:family="text">
      <style:text-properties style:font-name-complex="Tahoma" style:font-style-complex="normal"/>
    </style:style>
    <style:style style:name="T6" style:family="text">
      <style:text-properties style:font-name-complex="Tahoma" style:font-style-complex="normal" style:font-weight-complex="normal"/>
    </style:style>
    <style:style style:name="T7" style:family="text">
      <style:text-properties style:font-name-complex="Tahoma" style:font-size-complex="12pt" style:font-style-complex="normal"/>
    </style:style>
    <style:style style:name="T8" style:family="text">
      <style:text-properties style:font-name-complex="Tahoma" style:font-size-complex="12pt" style:font-style-complex="normal" style:font-weight-complex="normal"/>
    </style:style>
    <style:style style:name="T9" style:family="text">
      <style:text-properties fo:color="#237eb5" style:font-name-complex="Tahoma" style:font-size-complex="12pt" style:font-style-complex="normal"/>
    </style:style>
    <style:style style:name="T10" style:family="text">
      <style:text-properties fo:color="#237eb5" style:font-name-complex="Tahoma" style:font-size-complex="12pt" style:font-style-complex="normal" style:font-weight-complex="bold"/>
    </style:style>
    <style:style style:name="T11" style:family="text">
      <style:text-properties fo:color="#237eb5" style:font-name-complex="Tahoma" style:font-style-complex="normal"/>
    </style:style>
    <style:style style:name="T12" style:family="text">
      <style:text-properties fo:color="#237eb5" style:font-name-complex="AmiriWeb" style:font-size-complex="13.5pt" style:font-style-complex="normal"/>
    </style:style>
    <style:style style:name="T13" style:family="text">
      <style:text-properties fo:color="#237eb5" style:font-name-complex="AmiriWeb" style:font-size-complex="13.5pt" style:font-style-complex="normal" style:font-weight-complex="bold"/>
    </style:style>
    <style:style style:name="T14" style:family="text">
      <style:text-properties fo:color="#237eb5" style:font-name-complex="AmiriWeb" style:font-style-complex="normal"/>
    </style:style>
    <style:style style:name="T15" style:family="text">
      <style:text-properties fo:color="#237eb5" style:font-name-complex="AmiriWeb" style:font-style-complex="normal" style:font-weight-complex="bold"/>
    </style:style>
    <style:style style:name="T16" style:family="text">
      <style:text-properties fo:color="#237eb5" style:font-name="AmiriWeb" fo:font-size="13.5pt" fo:font-style="normal"/>
    </style:style>
    <style:style style:name="T17" style:family="text">
      <style:text-properties fo:color="#237eb5" style:font-name="AmiriWeb" fo:font-size="13.5pt" fo:font-style="normal" fo:font-weight="bold"/>
    </style:style>
    <style:style style:name="T18" style:family="text">
      <style:text-properties fo:color="#237eb5" style:font-name="AmiriWeb" fo:font-style="normal"/>
    </style:style>
    <style:style style:name="T19" style:family="text">
      <style:text-properties style:font-name="AmiriWeb" fo:font-style="normal"/>
    </style:style>
    <style:style style:name="T20" style:family="text">
      <style:text-properties style:font-name="AmiriWeb" fo:font-style="normal" fo:font-weight="bold"/>
    </style:style>
    <style:style style:name="T21" style:family="text">
      <style:text-properties style:font-name="AmiriWeb" fo:font-style="normal" fo:font-weight="normal"/>
    </style:style>
    <style:style style:name="T22" style:family="text">
      <style:text-properties style:font-name="AmiriWeb" fo:font-size="13.5pt" fo:font-style="normal"/>
    </style:style>
    <style:style style:name="T23" style:family="text">
      <style:text-properties style:font-name="AmiriWeb" fo:font-size="13.5pt" fo:font-style="normal" fo:font-weight="normal"/>
    </style:style>
    <style:style style:name="T24" style:family="text">
      <style:text-properties style:font-name="AmiriWeb" fo:font-size="9pt" fo:font-style="normal" fo:font-weight="bold"/>
    </style:style>
    <style:style style:name="T25" style:family="text">
      <style:text-properties style:font-name-complex="AmiriWeb" style:font-style-complex="normal"/>
    </style:style>
    <style:style style:name="T26" style:family="text">
      <style:text-properties style:font-name-complex="AmiriWeb" style:font-style-complex="normal" style:font-weight-complex="bold"/>
    </style:style>
    <style:style style:name="T27" style:family="text">
      <style:text-properties style:font-name-complex="AmiriWeb" style:font-style-complex="normal" style:font-weight-complex="normal"/>
    </style:style>
    <style:style style:name="T28" style:family="text">
      <style:text-properties style:font-name-complex="AmiriWeb" style:font-size-complex="13.5pt" style:font-style-complex="normal"/>
    </style:style>
    <style:style style:name="T29" style:family="text">
      <style:text-properties style:font-name-complex="AmiriWeb" style:font-size-complex="13.5pt" style:font-style-complex="normal" style:font-weight-complex="normal"/>
    </style:style>
    <style:style style:name="T30" style:family="text">
      <style:text-properties style:font-name-complex="AmiriWeb" style:font-size-complex="9pt" style:font-style-complex="normal" style:font-weight-complex="normal"/>
    </style:style>
    <style:style style:name="T31" style:family="text">
      <style:text-properties style:font-name-complex="AmiriWeb" style:font-size-complex="9pt" style:font-style-complex="normal" style:font-weight-complex="bold"/>
    </style:style>
    <style:style style:name="T32" style:family="text">
      <style:text-properties fo:color="#0e774a" style:font-name="AmiriWeb" fo:font-size="9pt" fo:font-style="normal"/>
    </style:style>
    <style:style style:name="T33" style:family="text">
      <style:text-properties fo:color="#0e774a" style:font-name="AmiriWeb" fo:font-size="9pt" fo:font-style="normal" fo:font-weight="normal"/>
    </style:style>
    <style:style style:name="T34" style:family="text">
      <style:text-properties fo:color="#0e774a" style:font-name="AmiriWeb" fo:font-style="normal"/>
    </style:style>
    <style:style style:name="T35" style:family="text">
      <style:text-properties fo:color="#0e774a" style:font-name-complex="AmiriWeb" style:font-size-complex="9pt" style:font-style-complex="normal"/>
    </style:style>
    <style:style style:name="T36" style:family="text">
      <style:text-properties fo:color="#0e774a" style:font-name-complex="AmiriWeb" style:font-size-complex="9pt" style:font-style-complex="normal" style:font-weight-complex="normal"/>
    </style:style>
    <style:style style:name="T37" style:family="text">
      <style:text-properties fo:color="#0e774a" style:font-name-complex="AmiriWeb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معنى </text:span><text:span text:style-name="T11">رائز</text:span><text:span text:style-name="T5"> في معجم المعاني الجامع </text:span><text:span text:style-name="T1">- </text:span><text:span text:style-name="T5">معجم عربي عربي</text:span></text:h>
      <text:list xml:id="list3397558128353244640" text:style-name="L1">
        <text:list-item>
          <text:p text:style-name="P6"><text:span text:style-name="T14">رائِز</text:span><text:span text:style-name="T18">:</text:span><text:span text:style-name="T19"> </text:span><text:span text:style-name="T34">( </text:span><text:span text:style-name="T37">اسم </text:span><text:span text:style-name="T34">)</text:span><text:span text:style-name="T19"> </text:span></text:p>
          <text:p text:style-name="P3"><text:span text:style-name="T25">الجمع </text:span><text:span text:style-name="T19">: </text:span><text:span text:style-name="T14">رَوَائِزُ </text:span><text:span text:style-name="T25">، </text:span><text:span text:style-name="T14">رَازَةٌ </text:span><text:span text:style-name="T19"><text:line-break/></text:span><text:span text:style-name="T25">فاعل مِنْ رازَ </text:span><text:span text:style-name="T19"><text:line-break/></text:span><text:span text:style-name="T25">مِعْيَارٌ ، وَسِيلَةٌ اخْتِبَارِيَّةُ في عِلْمِ النَّفْسِ والتَّربِيَةِ ، يُمَيَّزُ بِهَا بَيْنَ أفْرادِ جَمَاعَةٍ مَّا بِالنِّسْبَةِ إلَى مِقْيَاسٍ مُعَيَّنٍ يُعَيِّنُ الذَّكَاءَ أَوِ الْمُلاحَظَةَ أوْ غَيْرَهَا مِنَ الْمَلَكاتِ</text:span></text:p>
        </text:list-item>
      </text:list>
      <text:p text:style-name="P1"/>
      <text:p text:style-name="P2"/>
      <text:p text:style-name="P1"/>
      <text:p text:style-name="P1"/>
      <text:h text:style-name="P9" text:outline-level="2"><text:span text:style-name="T5">ترجمة و معنى </text:span><text:span text:style-name="T11">رائز</text:span><text:span text:style-name="T5"> في قاموس المعاني</text:span><text:span text:style-name="T1">. </text:span><text:span text:style-name="T5">قاموس عربي عربي</text:span></text:h>
      <text:list xml:id="list4133565855425615956" text:style-name="L2">
        <text:list-item text:start-value="1">
          <text:p text:style-name="P7"><text:span text:style-name="T14">رائِز </text:span><text:span text:style-name="T19">: </text:span></text:p>
          <text:p text:style-name="P4"><text:span text:style-name="T14">رائز </text:span><text:span text:style-name="T19"><text:line-break/>1 - </text:span><text:span text:style-name="T14">رائز </text:span><text:span text:style-name="T19">: </text:span><text:span text:style-name="T25">فاج رازة </text:span><text:span text:style-name="T19">. 2 - </text:span><text:span text:style-name="T14">رائز </text:span><text:span text:style-name="T19">: </text:span><text:span text:style-name="T25">وسيلة من وسائل علم النفس والتربية يميز بها بين أفراد جماعة ما بالنسبة إلى مقياس معين يعين الذكاء أو الملاحظة أو غيرها من الملكات </text:span><text:span text:style-name="T19">.</text:span></text:p>
          <text:p text:style-name="P5"><text:span text:style-name="T25">المعجم</text:span><text:span text:style-name="T19">: </text:span><text:span text:style-name="T25">الرائد</text:span></text:p>
        </text:list-item>
        <text:list-item>
          <text:p text:style-name="P7"><text:span text:style-name="T14">رَائِزٌ </text:span><text:span text:style-name="T19">: </text:span></text:p>
          <text:p text:style-name="P4"><text:span text:style-name="T25">جمع </text:span><text:span text:style-name="T19">: </text:span><text:span text:style-name="T25">ـون ، ـات ، رَوَائِزُ ، رَازَةٌ </text:span><text:span text:style-name="T19">. [ </text:span><text:span text:style-name="T25">ر أ ز </text:span><text:span text:style-name="T19">]. ( </text:span><text:span text:style-name="T25">فاعل مِنْ رازَ </text:span><text:span text:style-name="T19">).: </text:span><text:span text:style-name="T25">مِعْيَارٌ ، وَسِيلَةٌ اخْتِبَارِيَّةُ في عِلْمِ النَّفْسِ والتَّربِيَةِ ، يُمَيَّزُ بِهَا بَيْنَ أفْرادِ جَمَاعَةٍ مَّا بِالنِّسْبَةِ إلَى مِقْيَاسٍ مُعَيَّنٍ يُعَيِّنُ الذَّكَاءَ أَوِ الْمُلاحَظَةَ أوْ غَيْرَهَا مِنَ الْمَلَكاتِ </text:span><text:span text:style-name="T19">.</text:span></text:p>
          <text:p text:style-name="P5"><text:span text:style-name="T25">المعجم</text:span><text:span text:style-name="T19">: </text:span><text:span text:style-name="T25">الغني</text:span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Web" svg:font-family="AmiriWeb, Arial, serif"/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2:40:04.509986470</meta:creation-date>
    <dc:date>2016-10-12T22:43:07.577152461</dc:date>
    <meta:editing-duration>PT3M3S</meta:editing-duration>
    <meta:editing-cycles>1</meta:editing-cycles>
    <meta:document-statistic meta:table-count="0" meta:image-count="0" meta:object-count="0" meta:page-count="1" meta:paragraph-count="10" meta:word-count="155" meta:character-count="711" meta:non-whitespace-character-count="563"/>
    <meta:generator>LibreOffice/5.1.4.2$Linux_X86_64 LibreOffice_project/10m0$Build-2</meta:generator>
  </office:meta>
</office:document-meta>
</file>